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72ea" officeooo:paragraph-rsid="001172ea" style:font-weight-asian="bold" style:font-weight-complex="bold"/>
    </style:style>
    <style:style style:name="P2" style:family="paragraph" style:parent-style-name="Standard">
      <style:text-properties fo:font-weight="bold" officeooo:rsid="001363a5" officeooo:paragraph-rsid="001363a5" style:font-weight-asian="bold" style:font-weight-complex="bold"/>
    </style:style>
    <style:style style:name="P3" style:family="paragraph" style:parent-style-name="Standard">
      <style:text-properties fo:font-weight="bold" officeooo:rsid="0014f136" officeooo:paragraph-rsid="0014f136" style:font-weight-asian="bold" style:font-weight-complex="bold"/>
    </style:style>
    <style:style style:name="P4" style:family="paragraph" style:parent-style-name="Standard">
      <style:text-properties fo:font-weight="bold" officeooo:rsid="001cf71b" officeooo:paragraph-rsid="001cf71b" style:font-weight-asian="bold" style:font-weight-complex="bold"/>
    </style:style>
    <style:style style:name="P5" style:family="paragraph" style:parent-style-name="Standard">
      <style:text-properties fo:font-weight="normal" officeooo:rsid="0015ffc4" officeooo:paragraph-rsid="0015ffc4" style:font-weight-asian="normal" style:font-weight-complex="normal"/>
    </style:style>
    <style:style style:name="P6" style:family="paragraph" style:parent-style-name="Standard">
      <style:text-properties fo:font-weight="normal" officeooo:rsid="0018629a" officeooo:paragraph-rsid="0018629a" style:font-weight-asian="normal" style:font-weight-complex="normal"/>
    </style:style>
    <style:style style:name="P7" style:family="paragraph" style:parent-style-name="Standard">
      <style:text-properties fo:font-weight="normal" officeooo:rsid="0020aadd" officeooo:paragraph-rsid="0020aadd" style:font-weight-asian="normal" style:font-weight-complex="normal"/>
    </style:style>
    <style:style style:name="P8" style:family="paragraph" style:parent-style-name="Standard">
      <style:text-properties fo:font-weight="normal" officeooo:rsid="00226b9a" officeooo:paragraph-rsid="00226b9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773e7" officeooo:paragraph-rsid="001773e7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2e489" officeooo:paragraph-rsid="0022e489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22e489" officeooo:paragraph-rsid="0022e489" style:font-weight-asian="normal" style:font-weight-complex="normal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f8e64" officeooo:paragraph-rsid="000f8e64" style:font-weight-asian="bold" style:font-weight-complex="bold"/>
    </style:style>
    <style:style style:name="T1" style:family="text">
      <style:text-properties officeooo:rsid="001172e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3b9b"/>
    </style:style>
    <style:style style:name="T4" style:family="text">
      <style:text-properties officeooo:rsid="002278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ata <text:span text:style-name="T1">structures</text:span></text:p>
      <text:p text:style-name="P1">Data structures are all about runtime complexity. </text:p>
      <text:p text:style-name="P2">Data structure – <text:span text:style-name="T2">ways of organizing information with optimal runtime complexity for adding or removing records.</text:span></text:p>
      <text:p text:style-name="P3">Javascript natively implements data structures.</text:p>
      <text:p text:style-name="P3"/>
      <text:p text:style-name="P9">The <text:span text:style-name="T3">Q</text:span>ueue → FIFO</text:p>
      <text:p text:style-name="P10">When to use this?</text:p>
      <text:p text:style-name="P11">Usually, it is used in lower level languages. It is useful for storing instructions,data.e.g</text:p>
      <text:p text:style-name="P10"/>
      <text:p text:style-name="P6">first in, first out</text:p>
      <text:p text:style-name="P4">enqueing – adding </text:p>
      <text:p text:style-name="P4">dequeing – removing </text:p>
      <text:p text:style-name="P7">In javascript, an array is needed to implement a queue.</text:p>
      <text:p text:style-name="P8">Array.unshift() → add an element </text:p>
      <text:p text:style-name="P8">array.pop() → remove from queue </text:p>
      <text:p text:style-name="P3">*<text:span text:style-name="T4">see exercise queue for javascript implementation </text:span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5:38:23.489871020</meta:creation-date>
    <dc:date>2019-03-06T06:27:25.027160253</dc:date>
    <meta:editing-duration>PT48M54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85" meta:character-count="575" meta:non-whitespace-character-count="495"/>
  </office:meta>
</office:document-meta>
</file>